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tyle="normal" officeooo:rsid="002ffe67" officeooo:paragraph-rsid="002cffce" style:font-style-asian="normal" style:font-style-complex="normal"/>
    </style:style>
    <style:style style:name="P2" style:family="paragraph" style:parent-style-name="Standard">
      <style:paragraph-properties fo:text-align="justify" style:justify-single-word="false"/>
      <style:text-properties officeooo:rsid="002cffce" officeooo:paragraph-rsid="00352c3a"/>
    </style:style>
    <style:style style:name="P3" style:family="paragraph" style:parent-style-name="Standard">
      <style:paragraph-properties fo:text-align="justify" style:justify-single-word="false"/>
      <style:text-properties officeooo:rsid="003138f8" officeooo:paragraph-rsid="002cffce"/>
    </style:style>
    <style:style style:name="P4" style:family="paragraph" style:parent-style-name="Standard">
      <style:paragraph-properties fo:text-align="justify" style:justify-single-word="false"/>
      <style:text-properties officeooo:rsid="0031d07a" officeooo:paragraph-rsid="0031d07a"/>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197034"/>
    </style:style>
    <style:style style:name="P7" style:family="paragraph" style:parent-style-name="Standard">
      <style:paragraph-properties fo:text-align="center" style:justify-single-word="false"/>
      <style:text-properties fo:font-size="18pt" fo:font-weight="bold" officeooo:rsid="001895de" officeooo:paragraph-rsid="001895de" style:font-size-asian="18pt" style:font-weight-asian="bold" style:font-size-complex="18pt" style:font-weight-complex="bold"/>
    </style:style>
    <style:style style:name="P8" style:family="paragraph" style:parent-style-name="Standard">
      <style:paragraph-properties fo:text-align="justify" style:justify-single-word="false"/>
      <style:text-properties officeooo:rsid="001895de" officeooo:paragraph-rsid="001895de"/>
    </style:style>
    <style:style style:name="P9" style:family="paragraph" style:parent-style-name="Standard">
      <style:paragraph-properties fo:text-align="justify" style:justify-single-word="false"/>
      <style:text-properties fo:font-size="20pt" fo:font-weight="bold" officeooo:rsid="001895de" officeooo:paragraph-rsid="001895de" style:font-size-asian="20pt" style:font-weight-asian="bold" style:font-size-complex="20pt" style:font-weight-complex="bold"/>
    </style:style>
    <style:style style:name="P10" style:family="paragraph" style:parent-style-name="Standard">
      <style:paragraph-properties fo:text-align="justify" style:justify-single-word="false"/>
      <style:text-properties fo:font-size="20pt" fo:font-weight="bold" officeooo:rsid="00197034" officeooo:paragraph-rsid="001895de" style:font-size-asian="20pt" style:font-weight-asian="bold" style:font-size-complex="20pt" style:font-weight-complex="bold"/>
    </style:style>
    <style:style style:name="P11" style:family="paragraph" style:parent-style-name="Standard">
      <style:paragraph-properties fo:text-align="justify" style:justify-single-word="false"/>
      <style:text-properties fo:font-size="20pt" fo:font-weight="bold" officeooo:rsid="00197034" officeooo:paragraph-rsid="00197034" style:font-size-asian="20pt" style:font-weight-asian="bold" style:font-size-complex="20pt" style:font-weight-complex="bold"/>
    </style:style>
    <style:style style:name="P12" style:family="paragraph" style:parent-style-name="Standard">
      <style:paragraph-properties fo:text-align="justify" style:justify-single-word="false"/>
      <style:text-properties officeooo:rsid="001cdfd8" officeooo:paragraph-rsid="001cdfd8"/>
    </style:style>
    <style:style style:name="P13" style:family="paragraph" style:parent-style-name="Standard">
      <style:paragraph-properties fo:text-align="justify" style:justify-single-word="false"/>
      <style:text-properties fo:font-size="16pt" officeooo:rsid="00197034" officeooo:paragraph-rsid="00197034" style:font-size-asian="16pt" style:font-size-complex="16pt"/>
    </style:style>
    <style:style style:name="P14" style:family="paragraph" style:parent-style-name="Standard">
      <style:paragraph-properties fo:text-align="justify" style:justify-single-word="false"/>
      <style:text-properties fo:font-size="16pt" officeooo:rsid="00197034" officeooo:paragraph-rsid="00234167" style:font-size-asian="16pt" style:font-size-complex="16pt"/>
    </style:style>
    <style:style style:name="P15" style:family="paragraph" style:parent-style-name="Standard">
      <style:paragraph-properties fo:text-align="justify" style:justify-single-word="false"/>
      <style:text-properties officeooo:rsid="00197034" officeooo:paragraph-rsid="00197034"/>
    </style:style>
    <style:style style:name="P16" style:family="paragraph" style:parent-style-name="Standard">
      <style:paragraph-properties fo:text-align="justify" style:justify-single-word="false"/>
      <style:text-properties officeooo:rsid="00197034" officeooo:paragraph-rsid="001895de"/>
    </style:style>
    <style:style style:name="P17" style:family="paragraph" style:parent-style-name="Standard">
      <style:paragraph-properties fo:text-align="justify" style:justify-single-word="false"/>
      <style:text-properties officeooo:rsid="00234167" officeooo:paragraph-rsid="00234167"/>
    </style:style>
    <style:style style:name="P18" style:family="paragraph" style:parent-style-name="Standard">
      <style:paragraph-properties fo:text-align="justify" style:justify-single-word="false"/>
      <style:text-properties officeooo:rsid="00234167" officeooo:paragraph-rsid="00378972"/>
    </style:style>
    <style:style style:name="P19" style:family="paragraph" style:parent-style-name="Standard">
      <style:paragraph-properties fo:text-align="justify" style:justify-single-word="false"/>
      <style:text-properties officeooo:rsid="002ffe67" officeooo:paragraph-rsid="002ffe67"/>
    </style:style>
    <style:style style:name="P20" style:family="paragraph" style:parent-style-name="Standard">
      <style:paragraph-properties fo:text-align="justify" style:justify-single-word="false"/>
      <style:text-properties officeooo:rsid="00295c1e" officeooo:paragraph-rsid="00295c1e"/>
    </style:style>
    <style:style style:name="P21" style:family="paragraph" style:parent-style-name="Standard">
      <style:paragraph-properties fo:text-align="justify" style:justify-single-word="false"/>
      <style:text-properties fo:font-size="12pt" officeooo:rsid="001895de" officeooo:paragraph-rsid="00234167" style:font-size-asian="12pt" style:font-size-complex="12pt"/>
    </style:style>
    <style:style style:name="P22" style:family="paragraph" style:parent-style-name="Standard">
      <style:paragraph-properties fo:text-align="justify" style:justify-single-word="false"/>
      <style:text-properties fo:font-size="12pt" officeooo:rsid="00197034" officeooo:paragraph-rsid="00197034" style:font-size-asian="12pt" style:font-size-complex="12pt"/>
    </style:style>
    <style:style style:name="P23" style:family="paragraph" style:parent-style-name="Standard">
      <style:paragraph-properties fo:text-align="justify" style:justify-single-word="false"/>
      <style:text-properties fo:font-size="12pt" officeooo:rsid="00197034" officeooo:paragraph-rsid="0026f7f6" style:font-size-asian="12pt" style:font-size-complex="12pt"/>
    </style:style>
    <style:style style:name="P24" style:family="paragraph" style:parent-style-name="Standard">
      <style:paragraph-properties fo:text-align="justify" style:justify-single-word="false"/>
      <style:text-properties fo:font-size="12pt" officeooo:rsid="0038cc51" officeooo:paragraph-rsid="0038cc51" style:font-size-asian="12pt" style:font-size-complex="12pt"/>
    </style:style>
    <style:style style:name="P25" style:family="paragraph" style:parent-style-name="Standard">
      <style:paragraph-properties fo:text-align="justify" style:justify-single-word="false"/>
      <style:text-properties fo:font-size="12pt" officeooo:rsid="002ffe67" officeooo:paragraph-rsid="0038cc51" style:font-size-asian="12pt" style:font-size-complex="12pt"/>
    </style:style>
    <style:style style:name="P26" style:family="paragraph" style:parent-style-name="Standard">
      <style:paragraph-properties fo:text-align="justify" style:justify-single-word="false"/>
      <style:text-properties fo:font-size="12pt" officeooo:rsid="003e71bf" officeooo:paragraph-rsid="003e71bf" style:font-size-asian="12pt" style:font-size-complex="12pt"/>
    </style:style>
    <style:style style:name="P27" style:family="paragraph" style:parent-style-name="Standard">
      <style:paragraph-properties fo:text-align="justify" style:justify-single-word="false"/>
      <style:text-properties fo:font-size="12pt" fo:font-style="italic" officeooo:rsid="00378972" officeooo:paragraph-rsid="00378972" style:font-size-asian="12pt" style:font-style-asian="italic" style:font-size-complex="12pt" style:font-style-complex="italic"/>
    </style:style>
    <style:style style:name="P28" style:family="paragraph" style:parent-style-name="Standard" style:list-style-name="L1">
      <style:paragraph-properties fo:text-align="justify" style:justify-single-word="false"/>
      <style:text-properties fo:font-size="12pt" fo:font-style="italic" officeooo:rsid="00378972" officeooo:paragraph-rsid="00378972" style:font-size-asian="12pt" style:font-style-asian="italic" style:font-size-complex="12pt" style:font-style-complex="italic"/>
    </style:style>
    <style:style style:name="P29" style:family="paragraph" style:parent-style-name="Standard">
      <style:paragraph-properties fo:text-align="justify" style:justify-single-word="false"/>
      <style:text-properties fo:font-size="12pt" fo:font-style="italic" officeooo:rsid="00378972" officeooo:paragraph-rsid="0039c096" style:font-size-asian="12pt" style:font-style-asian="italic" style:font-size-complex="12pt" style:font-style-complex="italic"/>
    </style:style>
    <style:style style:name="P30" style:family="paragraph" style:parent-style-name="Standard">
      <style:paragraph-properties fo:text-align="justify" style:justify-single-word="false"/>
      <style:text-properties fo:font-size="12pt" fo:font-style="italic" officeooo:rsid="0037aa22" officeooo:paragraph-rsid="0037aa22" style:font-size-asian="12pt" style:font-style-asian="italic" style:font-size-complex="12pt" style:font-style-complex="italic"/>
    </style:style>
    <style:style style:name="P31" style:family="paragraph" style:parent-style-name="Standard" style:list-style-name="L3">
      <style:paragraph-properties fo:text-align="justify" style:justify-single-word="false"/>
      <style:text-properties fo:font-size="12pt" fo:font-style="italic" officeooo:rsid="0037aa22" officeooo:paragraph-rsid="0039c096" style:font-size-asian="12pt" style:font-style-asian="italic" style:font-size-complex="12pt" style:font-style-complex="italic"/>
    </style:style>
    <style:style style:name="P32" style:family="paragraph" style:parent-style-name="Standard">
      <style:paragraph-properties fo:text-align="justify" style:justify-single-word="false"/>
      <style:text-properties fo:font-size="12pt" fo:font-style="italic" officeooo:rsid="0037aa22" officeooo:paragraph-rsid="0039c096" style:font-size-asian="12pt" style:font-style-asian="italic" style:font-size-complex="12pt" style:font-style-complex="italic"/>
    </style:style>
    <style:style style:name="P33" style:family="paragraph" style:parent-style-name="Standard">
      <style:paragraph-properties fo:text-align="justify" style:justify-single-word="false"/>
      <style:text-properties fo:font-size="12pt" fo:font-style="italic" style:text-underline-style="solid" style:text-underline-width="auto" style:text-underline-color="font-color" officeooo:rsid="00378972" officeooo:paragraph-rsid="00378972" style:font-size-asian="12pt" style:font-style-asian="italic" style:font-size-complex="12pt" style:font-style-complex="italic"/>
    </style:style>
    <style:style style:name="P34" style:family="paragraph" style:parent-style-name="Standard">
      <style:paragraph-properties fo:text-align="justify" style:justify-single-word="false"/>
      <style:text-properties fo:font-size="12pt" fo:font-style="italic" style:text-underline-style="solid" style:text-underline-width="auto" style:text-underline-color="font-color" officeooo:rsid="0037aa22" officeooo:paragraph-rsid="0037aa22" style:font-size-asian="12pt" style:font-style-asian="italic" style:font-size-complex="12pt" style:font-style-complex="italic"/>
    </style:style>
    <style:style style:name="P35" style:family="paragraph" style:parent-style-name="Standard">
      <style:paragraph-properties fo:text-align="justify" style:justify-single-word="false"/>
      <style:text-properties officeooo:rsid="002b7053" officeooo:paragraph-rsid="002b7053"/>
    </style:style>
    <style:style style:name="P36" style:family="paragraph" style:parent-style-name="Standard">
      <style:paragraph-properties fo:text-align="justify" style:justify-single-word="false"/>
      <style:text-properties officeooo:rsid="00401268" officeooo:paragraph-rsid="00401268"/>
    </style:style>
    <style:style style:name="P37" style:family="paragraph" style:parent-style-name="Standard">
      <style:paragraph-properties fo:text-align="justify" style:justify-single-word="false" fo:break-before="page"/>
      <style:text-properties fo:font-size="20pt" fo:font-weight="bold" officeooo:rsid="00197034" officeooo:paragraph-rsid="00197034" style:font-size-asian="20pt" style:font-weight-asian="bold" style:font-size-complex="20pt" style:font-weight-complex="bold"/>
    </style:style>
    <style:style style:name="P38" style:family="paragraph" style:parent-style-name="Table_20_Contents">
      <style:paragraph-properties fo:text-align="justify" style:justify-single-word="false"/>
      <style:text-properties fo:font-size="14pt" fo:font-weight="bold" officeooo:rsid="0026f7f6" officeooo:paragraph-rsid="0026f7f6" fo:background-color="transparent" style:font-size-asian="14pt" style:font-weight-asian="bold" style:font-size-complex="14pt" style:font-weight-complex="bold"/>
    </style:style>
    <style:style style:name="P39" style:family="paragraph" style:parent-style-name="Table_20_Contents">
      <style:paragraph-properties fo:text-align="justify" style:justify-single-word="false"/>
      <style:text-properties officeooo:paragraph-rsid="0026f7f6"/>
    </style:style>
    <style:style style:name="P40" style:family="paragraph" style:parent-style-name="Table_20_Contents">
      <style:paragraph-properties fo:text-align="justify" style:justify-single-word="false"/>
      <style:text-properties officeooo:rsid="0026f7f6" officeooo:paragraph-rsid="0026f7f6"/>
    </style:style>
    <style:style style:name="P4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3" style:family="paragraph">
      <style:paragraph-properties fo:text-align="center"/>
    </style:style>
    <style:style style:name="P44" style:family="paragraph">
      <loext:graphic-properties draw:fill="solid" draw:fill-color="#b4c7dc"/>
      <style:paragraph-properties fo:text-align="center"/>
    </style:style>
    <style:style style:name="T1" style:family="text">
      <style:text-properties style:font-name="Liberation Serif1"/>
    </style:style>
    <style:style style:name="T2" style:family="text">
      <style:text-properties officeooo:rsid="00197034"/>
    </style:style>
    <style:style style:name="T3" style:family="text">
      <style:text-properties officeooo:rsid="001a9a14"/>
    </style:style>
    <style:style style:name="T4" style:family="text">
      <style:text-properties officeooo:rsid="001f730c"/>
    </style:style>
    <style:style style:name="T5" style:family="text">
      <style:text-properties officeooo:rsid="00234167"/>
    </style:style>
    <style:style style:name="T6" style:family="text">
      <style:text-properties officeooo:rsid="002b7053"/>
    </style:style>
    <style:style style:name="T7" style:family="text">
      <style:text-properties fo:font-style="italic" style:font-style-asian="italic" style:font-style-complex="italic"/>
    </style:style>
    <style:style style:name="T8" style:family="text">
      <style:text-properties fo:font-style="italic" officeooo:rsid="002eeaa6" style:font-style-asian="italic" style:font-style-complex="italic"/>
    </style:style>
    <style:style style:name="T9" style:family="text">
      <style:text-properties fo:font-style="italic" officeooo:rsid="0030c36f" style:font-style-asian="italic" style:font-style-complex="italic"/>
    </style:style>
    <style:style style:name="T10" style:family="text">
      <style:text-properties fo:font-style="italic" officeooo:rsid="0030fb99" style:font-style-asian="italic" style:font-style-complex="italic"/>
    </style:style>
    <style:style style:name="T11" style:family="text">
      <style:text-properties fo:font-style="italic" officeooo:rsid="00378972" style:font-style-asian="italic" style:font-style-complex="italic"/>
    </style:style>
    <style:style style:name="T12" style:family="text">
      <style:text-properties fo:font-style="italic" officeooo:rsid="002cffce" style:font-style-asian="italic" style:font-style-complex="italic"/>
    </style:style>
    <style:style style:name="T13" style:family="text">
      <style:text-properties fo:font-style="italic" style:text-underline-style="solid" style:text-underline-width="auto" style:text-underline-color="font-color" style:font-style-asian="italic" style:font-style-complex="italic"/>
    </style:style>
    <style:style style:name="T14" style:family="text">
      <style:text-properties officeooo:rsid="002cffce"/>
    </style:style>
    <style:style style:name="T15" style:family="text">
      <style:text-properties fo:font-style="normal" style:font-style-asian="normal" style:font-style-complex="normal"/>
    </style:style>
    <style:style style:name="T16" style:family="text">
      <style:text-properties fo:font-style="normal" officeooo:rsid="002eeaa6" style:font-style-asian="normal" style:font-style-complex="normal"/>
    </style:style>
    <style:style style:name="T17" style:family="text">
      <style:text-properties fo:font-style="normal" officeooo:rsid="002ffe67" style:font-style-asian="normal" style:font-style-complex="normal"/>
    </style:style>
    <style:style style:name="T18" style:family="text">
      <style:text-properties fo:font-style="normal" officeooo:rsid="0030c36f" style:font-style-asian="normal" style:font-style-complex="normal"/>
    </style:style>
    <style:style style:name="T19" style:family="text">
      <style:text-properties fo:font-style="normal" officeooo:rsid="0030fb99" style:font-style-asian="normal" style:font-style-complex="normal"/>
    </style:style>
    <style:style style:name="T20" style:family="text">
      <style:text-properties fo:font-style="normal" officeooo:rsid="00352c3a" style:font-style-asian="normal" style:font-style-complex="normal"/>
    </style:style>
    <style:style style:name="T21" style:family="text">
      <style:text-properties fo:font-style="normal" officeooo:rsid="00378972" style:font-style-asian="normal" style:font-style-complex="normal"/>
    </style:style>
    <style:style style:name="T22" style:family="text">
      <style:text-properties fo:font-style="normal" officeooo:rsid="0037aa22" style:font-style-asian="normal" style:font-style-complex="normal"/>
    </style:style>
    <style:style style:name="T23" style:family="text">
      <style:text-properties fo:font-style="normal" officeooo:rsid="0038cc51" style:font-style-asian="normal" style:font-style-complex="normal"/>
    </style:style>
    <style:style style:name="T24" style:family="text">
      <style:text-properties fo:font-style="normal" officeooo:rsid="003beb9b" style:font-style-asian="normal" style:font-style-complex="normal"/>
    </style:style>
    <style:style style:name="T25" style:family="text">
      <style:text-properties fo:font-style="normal" officeooo:rsid="003c07dd" style:font-style-asian="normal" style:font-style-complex="normal"/>
    </style:style>
    <style:style style:name="T26" style:family="text">
      <style:text-properties fo:font-style="normal" officeooo:rsid="003cab60" style:font-style-asian="normal" style:font-style-complex="normal"/>
    </style:style>
    <style:style style:name="T27" style:family="text">
      <style:text-properties fo:font-style="normal" officeooo:rsid="002cffce" style:font-style-asian="normal" style:font-style-complex="normal"/>
    </style:style>
    <style:style style:name="T28" style:family="text">
      <style:text-properties fo:font-style="normal" officeooo:rsid="0041e884" style:font-style-asian="normal" style:font-style-complex="normal"/>
    </style:style>
    <style:style style:name="T29" style:family="text">
      <style:text-properties officeooo:rsid="00328941"/>
    </style:style>
    <style:style style:name="T30" style:family="text">
      <style:text-properties officeooo:rsid="00352c3a"/>
    </style:style>
    <style:style style:name="T31" style:family="text">
      <style:text-properties officeooo:rsid="00378972"/>
    </style:style>
    <style:style style:name="T32" style:family="text">
      <style:text-properties officeooo:rsid="0037aa22"/>
    </style:style>
    <style:style style:name="T33" style:family="text">
      <style:text-properties officeooo:rsid="003beb9b"/>
    </style:style>
    <style:style style:name="T34" style:family="text">
      <style:text-properties style:text-underline-style="solid" style:text-underline-width="auto" style:text-underline-color="font-color"/>
    </style:style>
    <style:style style:name="T3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fo:font-size="16pt" fo:font-weight="bold" style:font-size-asian="16pt" style:font-weight-asian="bold" style:font-size-complex="16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solid" draw:fill-color="#b4c7dc" fo:min-height="4.0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b4c7dc" fo:min-height="2.9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b4c7dc" fo:min-height="3.3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Dashed_20__28_var_29_" svg:stroke-color="#3465a4" draw:textarea-horizontal-align="justify" draw:textarea-vertical-align="middle" draw:auto-grow-height="false" fo:min-height="1.961cm" fo:min-width="0.2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solid" draw:fill-color="#b4c7dc" fo:min-height="5.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7">TP de C++ n<text:span text:style-name="T1">°2 : Compte-rendu</text:span></text:p>
      <text:p text:style-name="P5"/>
      <text:p text:style-name="P5"/>
      <text:p text:style-name="P4">L'objectif de ce TP de C++ est de modéliser un catalogue de trajets simples ou composés que l'utilisateur pourra afficher, modifier en y ajoutant des trajets, ou encore y rechercher la liste des trajets correspondants aux villes données en entrée. Pour ce faire, nous avons utilisé des objets C++ et défini des relations d'héritage entre les différentes classes que nous avons <text:span text:style-name="T29">créées,</text:span> en accord avec la structure du problème.</text:p>
      <text:p text:style-name="P8"/>
      <text:p text:style-name="P9"><text:span text:style-name="T2">1.</text:span> Description des classe<text:span text:style-name="T3">s</text:span></text:p>
      <text:p text:style-name="P8"/>
      <text:p text:style-name="P12"><text:span text:style-name="T5">L</text:span>iste des classes :</text:p>
      <text:p text:style-name="P12">- <text:span text:style-name="T7">Trajet</text:span></text:p>
      <text:p text:style-name="P12">- <text:span text:style-name="T7">TS</text:span> <text:span text:style-name="T4">(pour Trajet Simple)</text:span></text:p>
      <text:p text:style-name="P12">- <text:span text:style-name="T7">TC</text:span> <text:span text:style-name="T4">(pour Trajet Composé)</text:span></text:p>
      <text:p text:style-name="P12">- <text:span text:style-name="T7">Catalogue</text:span></text:p>
      <text:p text:style-name="P8"/>
      <text:p text:style-name="P13">A. Graphe d’héritage</text:p>
      <text:p text:style-name="P15"/>
      <text:p text:style-name="P15"><draw:frame text:anchor-type="paragraph" draw:z-index="0" draw:name="Forme1" draw:style-name="gr1" draw:text-style-name="P44" svg:width="4.987cm" svg:height="4.067cm" svg:x="4.844cm" svg:y="0.277cm"><draw:text-box><text:p text:style-name="P43"><text:span text:style-name="T37">Trajet</text:span></text:p><text:p/><text:p>char * depart</text:p><text:p>char * arrivee</text:p><text:p/><text:p>char * getDepart() const</text:p><text:p>char * getArrivee() const</text:p><text:p>virtual void Afficher() const</text:p></draw:text-box></draw:frame></text:p>
      <text:p text:style-name="P15"/>
      <text:p text:style-name="P15"><draw:line text:anchor-type="paragraph" draw:z-index="5" draw:name="Forme3" draw:style-name="gr5" draw:text-style-name="P43" svg:x1="4.844cm" svg:y1="0.12cm" svg:x2="9.831cm" svg:y2="0.12cm"><text:p/></draw:line></text:p>
      <text:p text:style-name="P15"/>
      <text:p text:style-name="P15"/>
      <text:p text:style-name="P15"><draw:line text:anchor-type="paragraph" draw:z-index="11" draw:name="Forme3" draw:style-name="gr5" draw:text-style-name="P43" svg:x1="4.844cm" svg:y1="0.206cm" svg:x2="9.831cm" svg:y2="0.206cm"><text:p/></draw:line></text:p>
      <text:p text:style-name="P15"/>
      <text:p text:style-name="P15"/>
      <text:p text:style-name="P15"><draw:custom-shape text:anchor-type="paragraph" draw:z-index="3" draw:name="Forme2" draw:style-name="gr4" svg:width="0.466cm" svg:height="2.239cm" svg:x="5.84cm" svg:y="0.44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 draw:name="Forme2" draw:style-name="gr4" svg:width="0.466cm" svg:height="2.239cm" svg:x="8.031cm" svg:y="0.44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5"/>
      <text:p text:style-name="P15"/>
      <text:p text:style-name="P15"/>
      <text:p text:style-name="P15"/>
      <text:p text:style-name="P15"><draw:frame text:anchor-type="paragraph" draw:z-index="1" draw:name="Forme1" draw:style-name="gr2" draw:text-style-name="P44" svg:width="4.857cm" svg:height="2.918cm" svg:x="2.586cm" svg:y="0.245cm"><draw:text-box><text:p text:style-name="P43"><text:span text:style-name="T37">TS</text:span></text:p><text:p/><text:p>char *mt</text:p><text:p/><text:p>virtual void Afficher() const</text:p></draw:text-box></draw:frame><draw:frame text:anchor-type="paragraph" draw:z-index="2" draw:name="Forme1" draw:style-name="gr3" draw:text-style-name="P44" svg:width="5.054cm" svg:height="3.345cm" svg:x="7.685cm" svg:y="0.254cm"><draw:text-box><text:p text:style-name="P43"><text:span text:style-name="T37">TC</text:span></text:p><text:p/><text:p>unsigned int nbTS</text:p><text:p>Trajet ** sousTrajets</text:p><text:p/><text:p>virtual void Afficher() const</text:p></draw:text-box></draw:frame></text:p>
      <text:p text:style-name="P15"/>
      <text:p text:style-name="P15"><draw:line text:anchor-type="paragraph" draw:z-index="6" draw:name="Forme3" draw:style-name="gr5" draw:text-style-name="P43" svg:x1="2.586cm" svg:y1="0.161cm" svg:x2="7.442cm" svg:y2="0.161cm"><text:p/></draw:line><draw:line text:anchor-type="paragraph" draw:z-index="7" draw:name="Forme3" draw:style-name="gr5" draw:text-style-name="P43" svg:x1="7.685cm" svg:y1="0.201cm" svg:x2="12.739cm" svg:y2="0.201cm"><text:p/></draw:line></text:p>
      <text:p text:style-name="P15"/>
      <text:p text:style-name="P15"><draw:line text:anchor-type="paragraph" draw:z-index="12" draw:name="Forme3" draw:style-name="gr5" draw:text-style-name="P43" svg:x1="2.586cm" svg:y1="0.161cm" svg:x2="7.442cm" svg:y2="0.161cm"><text:p/></draw:line></text:p>
      <text:p text:style-name="P15"><draw:line text:anchor-type="paragraph" draw:z-index="13" draw:name="Forme3" draw:style-name="gr5" draw:text-style-name="P43" svg:x1="7.685cm" svg:y1="0.201cm" svg:x2="12.739cm" svg:y2="0.201cm"><text:p/></draw:line></text:p>
      <text:p text:style-name="P15"/>
      <text:p text:style-name="P15"/>
      <text:p text:style-name="P15"/>
      <text:p text:style-name="P18"><text:span text:style-name="T7">Trajet</text:span> est l’ancêtre de <text:span text:style-name="T7">TS</text:span> et de <text:span text:style-name="T7">TC</text:span>. Aucun élément de type <text:span text:style-name="T7">Trajet</text:span> uniquement ne sera déclaré, on n’utilisera que <text:span text:style-name="T7">TS</text:span> et <text:span text:style-name="T7">TC</text:span> en pratique. En revanche, cette relation d’héritage permet <text:span text:style-name="T14">notamment </text:span>de stocker les trajets simples et composés dans un même tableau <text:span text:style-name="T30">grâce à la notion de polymorphisme</text:span>, <office:annotation office:name="__Annotation__254_4141591509"><dc:creator>Emma NEISS</dc:creator><dc:date>2019-12-10T23:08:18.919000000</dc:date><loext:sender-initials>EN</loext:sender-initials><text:p text:style-name="P41"><text:span text:style-name="T35">Répétition avec la suite</text:span></text:p></office:annotation><text:span text:style-name="T14">ou d’appeler la version appropriée à l'objet appelant de la fonction </text:span><text:span text:style-name="T12">Afficher</text:span>.<office:annotation-end office:name="__Annotation__254_4141591509"/></text:p>
      <text:p text:style-name="P17"/>
      <text:p text:style-name="P2">Un objet de type <text:span text:style-name="T7">Trajet</text:span> se caractérise par sa ville de départ <text:span text:style-name="T7">depart</text:span><text:span text:style-name="T15"> et sa ville d'arrivée </text:span><text:span text:style-name="T7">arrivee</text:span><text:span text:style-name="T15">, dont les </text:span><text:span text:style-name="T16">valeurs sont accessibles via les getters </text:span><text:span text:style-name="T8">getDepart</text:span><text:span text:style-name="T16"> et </text:span><text:span text:style-name="T8">getArrivee</text:span><text:span text:style-name="T16">. Ce sont en effet les deux </text:span><text:span text:style-name="T20">attributs</text:span><text:span text:style-name="T16"> communs que partagent les trajets composés et simples. </text:span></text:p>
      <text:p text:style-name="P2"><text:span text:style-name="T16"/></text:p>
      <text:p text:style-name="P29"><text:soft-page-break/></text:p>
      <text:p text:style-name="P32"><office:annotation office:name="__Annotation__382_343550044"><dc:creator>Emma NEISS</dc:creator><dc:date>2019-12-12T22:30:12.646000000</dc:date><loext:sender-initials>EN</loext:sender-initials><text:p text:style-name="P42"><text:span text:style-name="T36">Que faire ?</text:span></text:p></office:annotation><text:span text:style-name="T15">Il possède les services suivants :</text:span></text:p>
      <text:list xml:id="list767534702" text:style-name="L3">
        <text:list-item>
          <text:p text:style-name="P31">getDepart() <text:span text:style-name="T15">: permet de récupérer un pointeur sur la valeur de </text:span>depart</text:p>
        </text:list-item>
        <text:list-item>
          <text:p text:style-name="P31">getArrivee() <text:span text:style-name="T15">: permet de récupérer un pointeur sur la valeur de </text:span>arrivee</text:p>
        </text:list-item>
        <text:list-item>
          <text:p text:style-name="P31">Afficher() <text:span text:style-name="T15">: affiche la description de l'objet dans la sortie standard</text:span></text:p>
        </text:list-item>
        <text:list-item>
          <text:p text:style-name="P31"><text:span text:style-name="T15">constructeurs : construisent un </text:span>Trajet<text:span text:style-name="T15"> à partir d'un autre (copie) ou des valeurs des villes de départ et d'arrivée (constructeur à utiliser en temps normal), en plus du constructeur par défaut qui instancie un objet donc les villes de départ et d'arrivée sont ""</text:span></text:p>
        </text:list-item>
        <text:list-item>
          <text:p text:style-name="P31"><text:span text:style-name="T16">destructeur : </text:span><text:span text:style-name="T23">détruit les attributs de l'objet alloués dynamiquement</text:span><office:annotation-end office:name="__Annotation__382_343550044"/></text:p>
          <text:p text:style-name="P31"><text:span text:style-name="T23"/></text:p>
        </text:list-item>
      </text:list>
      <text:p text:style-name="P2"><text:span text:style-name="T21">Grâce au mot-clé </text:span><text:span text:style-name="T11">virtual</text:span><text:span text:style-name="T21">, le choix de la version de la méthode à utiliser sur chaque trajet est fait à l'exécution</text:span><text:span text:style-name="T17">.</text:span></text:p>
      <text:p text:style-name="P1"/>
      <text:p text:style-name="P19"><text:span text:style-name="T15">Un trajet simple (</text:span><text:span text:style-name="T7">TS</text:span><text:span text:style-name="T15">) possède en plus de ces attributs un moyen de transport utilisé pour réaliser ce trajet, </text:span><text:span text:style-name="T18">alors qu'un trajet composé (</text:span><text:span text:style-name="T9">TC</text:span><text:span text:style-name="T18">) possède un nombre de sous-trajets </text:span><text:span text:style-name="T9">nbTS</text:span><text:span text:style-name="T18"> et une liste de sous-trajets. </text:span><text:span text:style-name="T19">Ainsi, les attributs et services communs aux trajets simples et composés sont regroupés dans la classe mère </text:span><text:span text:style-name="T10">Trajet</text:span><text:span text:style-name="T19">.</text:span></text:p>
      <text:p text:style-name="P17"/>
      <text:p text:style-name="P13">B. Classe « interface »</text:p>
      <text:p text:style-name="P20"/>
      <text:p text:style-name="P8"/>
      <text:p text:style-name="P8"/>
      <text:p text:style-name="P8"/>
      <text:p text:style-name="P8"/>
      <text:p text:style-name="P8"><draw:frame text:anchor-type="char" draw:z-index="8" draw:name="Forme1" draw:style-name="gr6" draw:text-style-name="P44" svg:width="4.991cm" svg:height="5.033cm" svg:x="5.218cm" svg:y="-1.487cm"><draw:text-box><text:p text:style-name="P43"><text:span text:style-name="T37">Catalogue</text:span></text:p><text:p/><text:p>Trajet ** listeTrajets</text:p><text:p>unsigned int tailleAct</text:p><text:p>unsigned int tailleMax</text:p><text:p/><text:p>Void Afficher() const</text:p><text:p>Void ajouterTrajet()</text:p><text:p>Void RechercheTrajet() const</text:p><text:p>Void AggrandirListe()</text:p></draw:text-box></draw:frame><draw:line text:anchor-type="char" draw:z-index="9" draw:name="Forme3" draw:style-name="gr7" draw:text-style-name="P43" svg:x1="5.218cm" svg:y1="-0.545cm" svg:x2="10.209cm" svg:y2="-0.545cm"><text:p/></draw:line></text:p>
      <text:p text:style-name="P8"/>
      <text:p text:style-name="P8"><draw:line text:anchor-type="char" draw:z-index="10" draw:name="Forme3" draw:style-name="gr7" draw:text-style-name="P43" svg:x1="5.219cm" svg:y1="0.36cm" svg:x2="10.21cm" svg:y2="0.36cm"><text:p/></draw:line></text:p>
      <text:p text:style-name="P8"/>
      <text:p text:style-name="P8"/>
      <text:p text:style-name="P8"/>
      <text:p text:style-name="P8"/>
      <text:p text:style-name="P8"/>
      <text:p text:style-name="P8"/>
      <text:p text:style-name="P17">La classe <text:span text:style-name="T7">Catalogue</text:span> a pour fonction de stocker les trajets, et de mettre à disposition des services permettant d’<text:span text:style-name="T31">y ajouter des trajets,</text:span> de l’afficher, ou d’effectuer une recherche <text:span text:style-name="T6">en fonction d’un point de départ et d’une arrivée</text:span>. Ces méthodes ne prennent pas de paramètres : la sélection est effectuée via l’entrée standard lorsqu’elles sont appelées, permettant ainsi de simplifier l’utilisation de <text:span text:style-name="T7">Catalogue</text:span>, dans un main par exemple.</text:p>
      <text:p text:style-name="P8"/>
      <text:p text:style-name="P9"><text:span text:style-name="T2">2</text:span>. <text:s/>Structure de données</text:p>
      <text:p text:style-name="P8"/>
      <text:p text:style-name="P14"><text:span text:style-name="T3">A</text:span>. Description</text:p>
      <text:p text:style-name="P21"/>
      <text:p text:style-name="P33">Trajet <text:span text:style-name="T15">:</text:span></text:p>
      <text:p text:style-name="P27"><text:span text:style-name="T15">Un objet </text:span>Trajet<text:span text:style-name="T15"> se compose des attributs suivants :</text:span></text:p>
      <text:list xml:id="list1404854719" text:style-name="L1">
        <text:list-item>
          <text:p text:style-name="P28">depart <text:span text:style-name="T15">: attribut de type </text:span>Ville<text:span text:style-name="T15"> (</text:span><text:span text:style-name="T22">synonyme</text:span><text:span text:style-name="T15"> de </text:span>char*<text:span text:style-name="T15">) </text:span><text:span text:style-name="T22">alloué dynamiquement représentant la ville de départ du trajet en question</text:span></text:p>
        </text:list-item>
        <text:list-item>
          <text:p text:style-name="P28">arrivee <text:span text:style-name="T15">: </text:span><text:span text:style-name="T22">attribut de type </text:span><text:span text:style-name="T32">Ville</text:span><text:span text:style-name="T22"> alloué dynamiquement représentant la ville d'arrivée du trajet en question</text:span></text:p>
        </text:list-item>
      </text:list>
      <text:p text:style-name="P30"><text:span text:style-name="T15"/></text:p>
      <text:p text:style-name="P30"><text:span text:style-name="T15"/></text:p>
      <text:p text:style-name="P34"><text:soft-page-break/>TS <text:span text:style-name="T15">:</text:span></text:p>
      <text:p text:style-name="P30"><text:span text:style-name="T15">Les objets </text:span>TS<text:span text:style-name="T15">, qui héritent de la classe </text:span>Trajet<text:span text:style-name="T15"> et qui possèdent donc les caractéristiques de cette classe, ont en plus l'attribut </text:span>mt<text:span text:style-name="T15">, </text:span><text:span text:style-name="T24">de type </text:span><text:span text:style-name="T33">MT</text:span><text:span text:style-name="T24"> (synonyme pour </text:span><text:span text:style-name="T33">char*</text:span><text:span text:style-name="T24">) </text:span><text:span text:style-name="T25">correspondant au moyen de transport utilisé pour </text:span><text:span text:style-name="T26">réaliser le trajet en question</text:span><text:span text:style-name="T25">.</text:span></text:p>
      <text:p text:style-name="P21"/>
      <text:p text:style-name="P24"><text:span text:style-name="T13">TC </text:span><text:span text:style-name="T34">:</text:span> </text:p>
      <text:p text:style-name="P26">Les objets <text:span text:style-name="T7">TC</text:span><text:span text:style-name="T15">, eux, sont composés des attributs suivants (en plus des attributs de </text:span><text:span text:style-name="T7">Trajet</text:span><text:span text:style-name="T15">) :</text:span></text:p>
      <text:p text:style-name="P26"><text:span text:style-name="T15"/></text:p>
      <text:p text:style-name="P25"><text:span text:style-name="T18">(implémentée sous forme de liste de pointeurs vers des objets </text:span><text:span text:style-name="T9">Trajet</text:span><text:span text:style-name="T18">)</text:span></text:p>
      <text:p text:style-name="P25"><text:span text:style-name="T18"/></text:p>
      <text:p text:style-name="P25"><text:span text:style-name="T18"/></text:p>
      <text:p text:style-name="P13"><text:span text:style-name="T3">B</text:span>. Représentation de la mémoire pour un jeu d’essai</text:p>
      <text:p text:style-name="P13"/>
      <text:p text:style-name="P8"/>
      <text:p text:style-name="P8"/>
      <text:p text:style-name="P10">3. Fichiers</text:p>
      <text:p text:style-name="P16"/>
      <text:p text:style-name="P13">A. Listing des classes</text:p>
      <text:p text:style-name="P22"/>
      <text:p text:style-name="P23"/>
      <table:table table:name="Tableau2" table:style-name="Tableau2">
        <table:table-column table:style-name="Tableau2.A"/>
        <table:table-column table:style-name="Tableau2.B"/>
        <table:table-row>
          <table:table-cell table:style-name="Tableau2.A1" office:value-type="string">
            <text:p text:style-name="P38">Interface</text:p>
          </table:table-cell>
          <table:table-cell table:style-name="Tableau2.B1" office:value-type="string">
            <text:p text:style-name="P38">Réalisation</text:p>
          </table:table-cell>
        </table:table-row>
        <table:table-row>
          <table:table-cell table:style-name="Tableau2.A2" office:value-type="string">
            <text:p text:style-name="P39">-</text:p>
          </table:table-cell>
          <table:table-cell table:style-name="Tableau2.B2" office:value-type="string">
            <text:p text:style-name="P40">Main.cpp</text:p>
          </table:table-cell>
        </table:table-row>
        <table:table-row>
          <table:table-cell table:style-name="Tableau2.A2" office:value-type="string">
            <text:p text:style-name="P40">Catalogue.h</text:p>
          </table:table-cell>
          <table:table-cell table:style-name="Tableau2.B2" office:value-type="string">
            <text:p text:style-name="P40">Catalogue.cpp</text:p>
          </table:table-cell>
        </table:table-row>
        <table:table-row>
          <table:table-cell table:style-name="Tableau2.A2" office:value-type="string">
            <text:p text:style-name="P40">TS.h</text:p>
          </table:table-cell>
          <table:table-cell table:style-name="Tableau2.B2" office:value-type="string">
            <text:p text:style-name="P40">TS.cpp</text:p>
          </table:table-cell>
        </table:table-row>
        <table:table-row>
          <table:table-cell table:style-name="Tableau2.A2" office:value-type="string">
            <text:p text:style-name="P40">TC.h</text:p>
          </table:table-cell>
          <table:table-cell table:style-name="Tableau2.B2" office:value-type="string">
            <text:p text:style-name="P40">TC.cpp</text:p>
          </table:table-cell>
        </table:table-row>
        <table:table-row>
          <table:table-cell table:style-name="Tableau2.A2" office:value-type="string">
            <text:p text:style-name="P40">Trajet.h</text:p>
          </table:table-cell>
          <table:table-cell table:style-name="Tableau2.B2" office:value-type="string">
            <text:p text:style-name="P40">Trajet.cpp</text:p>
          </table:table-cell>
        </table:table-row>
      </table:table>
      <text:p text:style-name="P23"/>
      <text:p text:style-name="P23"/>
      <text:p text:style-name="P13">B. Makefile</text:p>
      <text:p text:style-name="P5"/>
      <text:p text:style-name="P35">comment utiliser, le map</text:p>
      <text:p text:style-name="P35"/>
      <text:p text:style-name="P5"/>
      <text:p text:style-name="P11"/>
      <text:p text:style-name="P37">Conclusion</text:p>
      <text:p text:style-name="P6"/>
      <text:p text:style-name="P36">Malgré l'attention particulière que nous avons portée à la robustesse de notre code, notamment au niveau des entrées clavier, il reste encore des points à améliorer. Un des points les plus dérangeants est le fait que les <text:span text:style-name="T14">getters </text:span>sur les attributs (<text:span text:style-name="T7">depart, arrivee, </text:span><text:span text:style-name="T15">mt) sont</text:span><text:span text:style-name="T14"> </text:span>potentiellement dangereux<text:span text:style-name="T14"> car </text:span>ils<text:span text:style-name="T14"> donnent accès à la même zone mémoire que celle utilisée par l'objet. </text:span>Cela est dû au fait qu'il n'est p<text:span text:style-name="T14">as possible de renvoyer un </text:span><text:span text:style-name="T12">char*</text:span><text:span text:style-name="T14"> alloué statiquement dans le getter </text:span>en question<text:span text:style-name="T14"> (</text:span>car ce dernier sera <text:span text:style-name="T14">dépilé </text:span>à la sortie de la fonction et donc plus accessible<text:span text:style-name="T14">), </text:span>et qu'<text:span text:style-name="T14">allouer dynamiquement une copie de la chaîne de caractères </text:span>souhaitée<text:span text:style-name="T14"> nécessiterait de s'en occuper (</text:span><text:span text:style-name="T12">delete[]</text:span><text:span text:style-name="T27">) après avoir utilisé le getter, </text:span><text:span text:style-name="T15">ce qui rendrait l'utilisation de cette fonction plus pénible et risquée. Nous avons donc choisi cette version qui, bien que risquée, était plus simple à implémenter et ne pose pas de problème dans le cas d'utilisation de ce TP, dans lequel l'utilisateur ne manipule pas directement d'objets et passe par le catalogue (qui s'occupe alors de manipuler les trajets à sa place, sans menacer l'intégrité des attributs récupérés via les getters).</text:span></text:p>
      <text:p text:style-name="P36"><text:span text:style-name="T15">Pour ce qui est des entrées clavier, qui sont relativement robustes face à des saisies incorrectes de l'utilisateur, nous avons dû utiliser quelques méthodes de</text:span><text:span text:style-name="T15"><office:annotation office:name="__Annotation__443_343550044"><dc:creator>Emma NEISS</dc:creator><dc:date>2019-12-12T22:51:34.957000000</dc:date><loext:sender-initials>EN</loext:sender-initials><text:p text:style-name="P42"><text:span text:style-name="T36">Précise stp ;)</text:span></text:p></office:annotation></text:span><text:span text:style-name="T15"> io ?</text:span><office:annotation-end office:name="__Annotation__443_343550044"/><text:span text:style-name="T15"> Que nous n'avons pas abordées en TP mais qui étaient nécessaires pour la manipulation des entrées </text:span><text:span text:style-name="T28">récupérées</text:span><text:span text:style-name="T15">.</text:span></text:p>
      <text:p text:style-name="P3"><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stroke-dash draw:name="Dashed_20__28_var_29_" draw:display-name="Dashed (var)" draw:style="rect" draw:dots1="1" draw:dots1-length="198%" draw:distance="125%"/>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2T11:32:57.073000000</meta:creation-date>
    <dc:date>2019-12-12T22:58:14.468000000</dc:date>
    <meta:editing-duration>PT8H34M18S</meta:editing-duration>
    <meta:editing-cycles>41</meta:editing-cycles>
    <meta:generator>LibreOffice/6.2.3.2$Windows_X86_64 LibreOffice_project/aecc05fe267cc68dde00352a451aa867b3b546ac</meta:generator>
    <dc:creator>Emma NEISS</dc:creator>
    <meta:document-statistic meta:table-count="1" meta:image-count="0" meta:object-count="0" meta:page-count="4" meta:paragraph-count="53" meta:word-count="844" meta:character-count="5108" meta:non-whitespace-character-count="4321"/>
  </office:meta>
</office:document-meta>
</file>